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100000014EC350112B5B1335C.png" manifest:media-type="image/png"/>
  <manifest:file-entry manifest:full-path="Pictures/1000043F000001C2000002113781F726267D9191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4">
      <style:paragraph-properties fo:text-align="justify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ker e Docker Compose com PHP </text:h>
      <text:p text:style-name="Text_20_body"><text:s/></text:p>
      <text:h text:style-name="Heading_20_3" text:outline-level="3">Por Márcio Albuquerque</text:h>
      <text:p text:style-name="Text_20_body"><text:a xlink:type="simple" xlink:href="https://blog.impulso.network/category/docker/" text:style-name="Internet_20_link" text:visited-style-name="Visited_20_Internet_20_Link">Docker</text:a>, <text:a xlink:type="simple" xlink:href="https://blog.impulso.network/category/processos/" text:style-name="Internet_20_link" text:visited-style-name="Visited_20_Internet_20_Link">Processos</text:a>, <text:a xlink:type="simple" xlink:href="https://blog.impulso.network/category/tecnologia/" text:style-name="Internet_20_link" text:visited-style-name="Visited_20_Internet_20_Link">Tecnologia</text:a>, <text:a xlink:type="simple" xlink:href="https://blog.impulso.network/category/updates/" text:style-name="Internet_20_link" text:visited-style-name="Visited_20_Internet_20_Link">Updates</text:a></text:p>
      <text:p text:style-name="Text_20_body">Publicado em 15 de abril de 2021</text:p>
      <text:p text:style-name="Text_20_body"><draw:frame draw:style-name="fr1" draw:name="Figura2" text:anchor-type="as-char" svg:width="0.45cm" svg:height="0.529cm" draw:z-index="0"><draw:image xlink:href="Pictures/1000043F000001C2000002113781F726267D9191.svg" xlink:type="simple" xlink:show="embed" xlink:actuate="onLoad" loext:mime-type="image/svg+xml"/><draw:image xlink:href="Pictures/100002010000001100000014EC350112B5B1335C.png" xlink:type="simple" xlink:show="embed" xlink:actuate="onLoad" loext:mime-type="image/png"/></draw:frame>9 min de leitura</text:p>
      <text:p text:style-name="Text_20_body"/>
      <text:p text:style-name="P2">Docker e Docker Compose com PHP</text:p>
      <text:p text:style-name="P2"><text:span text:style-name="T1">Contêineres</text:span><text:span text:style-name="Strong_20_Emphasis"> chegaram para ficar</text:span>, independente do ambiente em que se trabalha. Seja desenvolvimento, homologação ou produção, muitas pessoas estão usando contêineres pela facilidade de uso, pela manutenibilidade, por ser um processo repetível e bastante configurável, além de uma alta e benéfica volatilidade <text:span text:style-name="Emphasis">(podemos criar e destruir contêineres ao nosso bel prazer e de forma fácil!!! </text:span>😃<text:span text:style-name="Emphasis">)</text:span>.</text:p>
      <text:p text:style-name="P2">E o Docker, é hoje, <text:span text:style-name="T1">a principal tecnologia de contêineres do mercado</text:span>. Tecnologias de Contêineres e Docker se confundem, mas existem outras tecnologias, como o Core OS rkt. Mas, neste artigo, vamos falar mesmo do Docker e <text:span text:style-name="Strong_20_Emphasis">como usá-lo como ambiente de desenvolvimento de PHP</text:span>.</text:p>
      <text:p text:style-name="P2">Não irei falar aqui o que é o Docker e o Docker Compose <text:span text:style-name="Emphasis">(tecnologia complementar ao Docker para orquestrar serviços baseados em Docker)</text:span>. De vez em quando, darei uma dica ou lembrarei de algo, mas se quiserem saber mais, leiam estes tutoriais:</text:p>
      <text:list xml:id="list3359712089" text:style-name="L1">
        <text:list-item>
          <text:p text:style-name="P7"><text:a xlink:type="simple" xlink:href="https://docs.docker.com/get-started/" text:style-name="Internet_20_link" text:visited-style-name="Visited_20_Internet_20_Link">Tutorial Docker</text:a> </text:p>
        </text:list-item>
        <text:list-item>
          <text:p text:style-name="P4"><text:a xlink:type="simple" xlink:href="https://docs.docker.com/compose/gettingstarted/" text:style-name="Internet_20_link" text:visited-style-name="Visited_20_Internet_20_Link">Tutorial Docker Compose</text:a> </text:p>
        </text:list-item>
      </text:list>
      <text:p text:style-name="Text_20_body">E para instalação especificamente, basta seguir os links abaixo:</text:p>
      <text:list xml:id="list1518500764" text:style-name="L2">
        <text:list-item>
          <text:p text:style-name="P8"><text:a xlink:type="simple" xlink:href="https://docs.docker.com/engine/installation/" text:style-name="Internet_20_link" text:visited-style-name="Visited_20_Internet_20_Link">Instalação do Docker</text:a> </text:p>
        </text:list-item>
        <text:list-item>
          <text:p text:style-name="P5"><text:a xlink:type="simple" xlink:href="https://docs.docker.com/compose/install/" text:style-name="Internet_20_link" text:visited-style-name="Visited_20_Internet_20_Link">Instalação do Docker Compose</text:a> </text:p>
        </text:list-item>
      </text:list>
      <text:p text:style-name="Text_20_body">Com as ferramentas instaladas, basta rodar os comandos abaixo para verificar se estão instaladas e as versões (suas versões podem ser mais novas do que essa):</text:p>
      <text:p text:style-name="Preformatted_20_Text"><text:span text:style-name="Source_20_Text">$ docker -v</text:span></text:p>
      <text:p text:style-name="Preformatted_20_Text"><text:span text:style-name="Source_20_Text">Docker version 17.06.1-ce, build 874a737</text:span></text:p>
      <text:p text:style-name="Preformatted_20_Text"><text:span text:style-name="Source_20_Text">$ docker-compose -v</text:span></text:p>
      <text:p text:style-name="P1"><text:span text:style-name="Source_20_Text">docker-compose version 1.15.0, build e12f3b9</text:span></text:p>
      <text:h text:style-name="Heading_20_2" text:outline-level="2"><text:bookmark text:name="montando-infra-de-desenvolvimento"/>Montando infra de desenvolvimento</text:h>
      <text:p text:style-name="Text_20_body">A ideia do post é mostrar uma possível infra de desenvolvimento <text:span text:style-name="Strong_20_Emphasis">básica para PHP</text:span> com:</text:p>
      <text:list xml:id="list1609531485" text:style-name="L3">
        <text:list-item>
          <text:p text:style-name="P9">PHP 7.1 (com opções para outras versões, Composer e Git) </text:p>
        </text:list-item>
        <text:list-item>
          <text:p text:style-name="P9">Apache ou Nginx ou Servidor Embutido </text:p>
        </text:list-item>
        <text:list-item>
          <text:p text:style-name="P6"><text:soft-page-break/>MySQL ou PostgreSQL </text:p>
        </text:list-item>
      </text:list>
      <text:p text:style-name="P2">Então, vamos direto ao ponto e iniciar pelo arquivo <text:span text:style-name="Source_20_Text">docker-compose.yml</text:span>, que define nossos serviços. Iniciarei com PHP 7.1.11, Apache e MySQL.</text:p>
      <text:h text:style-name="Heading_20_3" text:outline-level="3"><text:bookmark text:name="docker-composeyml"/><text:span text:style-name="Strong_20_Emphasis">docker-compose.yml</text:span></text:h>
      <text:p text:style-name="Preformatted_20_Text"><text:span text:style-name="Source_20_Text">version: "3"</text:span></text:p>
      <text:p text:style-name="Preformatted_20_Text"><text:span text:style-name="Source_20_Text">services:</text:span></text:p>
      <text:p text:style-name="Preformatted_20_Text"><text:span text:style-name="Source_20_Text"><text:s text:c="4"/>database:</text:span></text:p>
      <text:p text:style-name="Preformatted_20_Text"><text:span text:style-name="Source_20_Text"><text:s text:c="8"/>image: mysql:5.7.20</text:span></text:p>
      <text:p text:style-name="Preformatted_20_Text"><text:span text:style-name="Source_20_Text"><text:s text:c="8"/>restart: always</text:span></text:p>
      <text:p text:style-name="Preformatted_20_Text"><text:span text:style-name="Source_20_Text"><text:s text:c="8"/>environment:</text:span></text:p>
      <text:p text:style-name="Preformatted_20_Text"><text:span text:style-name="Source_20_Text"><text:s text:c="12"/>MYSQL_ROOT_PASSWORD: 12345</text:span></text:p>
      <text:p text:style-name="Preformatted_20_Text"><text:span text:style-name="Source_20_Text"><text:s text:c="12"/>MYSQL_DATABASE: usuarios</text:span></text:p>
      <text:p text:style-name="Preformatted_20_Text"><text:span text:style-name="Source_20_Text"><text:s text:c="12"/>MYSQL_USER: dbadmin</text:span></text:p>
      <text:p text:style-name="Preformatted_20_Text"><text:span text:style-name="Source_20_Text"><text:s text:c="12"/>MYSQL_PASSWORD: dbpassword</text:span></text:p>
      <text:p text:style-name="Preformatted_20_Text"><text:span text:style-name="Source_20_Text"><text:s text:c="8"/>volumes:</text:span></text:p>
      <text:p text:style-name="Preformatted_20_Text"><text:span text:style-name="Source_20_Text"><text:s text:c="12"/>- "data:/var/lib/mysql"</text:span></text:p>
      <text:p text:style-name="Preformatted_20_Text"><text:span text:style-name="Source_20_Text"><text:s text:c="4"/>webserver:</text:span></text:p>
      <text:p text:style-name="Preformatted_20_Text"><text:span text:style-name="Source_20_Text"><text:s text:c="8"/>image: webdevops/apache:alpine</text:span></text:p>
      <text:p text:style-name="Preformatted_20_Text"><text:span text:style-name="Source_20_Text"><text:s text:c="8"/>depends_on:</text:span></text:p>
      <text:p text:style-name="Preformatted_20_Text"><text:span text:style-name="Source_20_Text"><text:s text:c="12"/>- php</text:span></text:p>
      <text:p text:style-name="Preformatted_20_Text"><text:span text:style-name="Source_20_Text"><text:s text:c="8"/>ports: </text:span></text:p>
      <text:p text:style-name="Preformatted_20_Text"><text:span text:style-name="Source_20_Text"><text:s text:c="12"/>- "80:80"</text:span></text:p>
      <text:p text:style-name="Preformatted_20_Text"><text:span text:style-name="Source_20_Text"><text:s text:c="12"/>- "443:443"</text:span></text:p>
      <text:p text:style-name="Preformatted_20_Text"><text:span text:style-name="Source_20_Text"><text:s text:c="8"/>volumes: </text:span></text:p>
      <text:p text:style-name="Preformatted_20_Text"><text:span text:style-name="Source_20_Text"><text:s text:c="12"/>- ".:/var/www/html"</text:span></text:p>
      <text:p text:style-name="Preformatted_20_Text"><text:span text:style-name="Source_20_Text"><text:s text:c="8"/>environment:</text:span></text:p>
      <text:p text:style-name="Preformatted_20_Text"><text:span text:style-name="Source_20_Text"><text:s text:c="12"/>WEB_PHP_SOCKET: "php:9000"</text:span></text:p>
      <text:p text:style-name="Preformatted_20_Text"><text:span text:style-name="Source_20_Text"><text:s text:c="12"/>WEB_PHP_TIMEOUT: 600</text:span></text:p>
      <text:p text:style-name="Preformatted_20_Text"><text:span text:style-name="Source_20_Text"><text:s text:c="12"/>WEB_DOCUMENT_ROOT: "/var/www/html"</text:span></text:p>
      <text:p text:style-name="Preformatted_20_Text"><text:span text:style-name="Source_20_Text"><text:s text:c="4"/>php:</text:span></text:p>
      <text:p text:style-name="Preformatted_20_Text"><text:span text:style-name="Source_20_Text"><text:s text:c="8"/>image: mlalbuquerque/php:7.1</text:span></text:p>
      <text:p text:style-name="Preformatted_20_Text"><text:span text:style-name="Source_20_Text"><text:s text:c="8"/>build:</text:span></text:p>
      <text:p text:style-name="Preformatted_20_Text"><text:span text:style-name="Source_20_Text"><text:s text:c="12"/>context: ./dockerfiles</text:span></text:p>
      <text:p text:style-name="Preformatted_20_Text"><text:span text:style-name="Source_20_Text"><text:s text:c="12"/>dockerfile: php7.1.dockerfile</text:span></text:p>
      <text:p text:style-name="Preformatted_20_Text"><text:span text:style-name="Source_20_Text"><text:s text:c="12"/>args:</text:span></text:p>
      <text:p text:style-name="Preformatted_20_Text"><text:span text:style-name="Source_20_Text"><text:s text:c="16"/>- "UID=$UID"</text:span></text:p>
      <text:p text:style-name="Preformatted_20_Text"><text:span text:style-name="Source_20_Text"><text:s text:c="16"/>- "GID=$GID"</text:span></text:p>
      <text:p text:style-name="Preformatted_20_Text"><text:span text:style-name="Source_20_Text"><text:s text:c="16"/>- "USER=$USER"</text:span></text:p>
      <text:p text:style-name="Preformatted_20_Text"><text:span text:style-name="Source_20_Text"><text:s text:c="8"/>volumes:</text:span></text:p>
      <text:p text:style-name="Preformatted_20_Text"><text:span text:style-name="Source_20_Text"><text:s text:c="12"/>- ".:/var/www/html"</text:span></text:p>
      <text:p text:style-name="Preformatted_20_Text"><text:span text:style-name="Source_20_Text"><text:s text:c="12"/>- "./dockerfiles/config/php.ini:/usr/local/etc/php/php.ini"</text:span></text:p>
      <text:p text:style-name="Preformatted_20_Text"><text:span text:style-name="Source_20_Text"><text:s text:c="12"/>- "./dockerfiles/config/xdebug.ini:/usr/local/etc/php/conf.d/docker-php-ext-xdebug.ini"</text:span></text:p>
      <text:p text:style-name="Preformatted_20_Text"><text:span text:style-name="Source_20_Text"><text:s text:c="8"/>environment:</text:span></text:p>
      <text:p text:style-name="Preformatted_20_Text"><text:span text:style-name="Source_20_Text"><text:s text:c="12"/>PATH: "/root/.composer/vendor/bin:${PATH}"</text:span></text:p>
      <text:p text:style-name="Preformatted_20_Text"><text:span text:style-name="Source_20_Text">volumes:</text:span></text:p>
      <text:p text:style-name="P1"><text:span text:style-name="Source_20_Text"><text:s text:c="4"/>data:</text:span></text:p>
      <text:p text:style-name="Text_20_body">Vamos detalhar os <text:span text:style-name="Strong_20_Emphasis">serviços</text:span> e explicar porque trabalho com eles.</text:p>
      <text:list xml:id="list1076982725" text:style-name="L4">
        <text:list-item>
          <text:p text:style-name="P11">database – aqui estou trabalhando com o MySQL, mas trabalho hoje muito mais com PostgreSQL <text:span text:style-name="Emphasis">(depois mostrarei como trabalhar com outros serviços)</text:span>. </text:p>
          <text:list>
            <text:list-item>
              <text:p text:style-name="P11"><text:span text:style-name="Strong_20_Emphasis"><text:span text:style-name="Emphasis">image</text:span></text:span> – aqui estou usando a imagem oficial do MySQL (<text:span text:style-name="Source_20_Text">mysql</text:span>). Também, sempre prefiro especificar a <text:span text:style-name="Emphasis">tag</text:span> que estou trabalhando, pois assim saberei exatamente a versão do banco. </text:p>
            </text:list-item>
            <text:list-item>
              <text:p text:style-name="P11"><text:soft-page-break/><text:span text:style-name="Strong_20_Emphasis"><text:span text:style-name="Emphasis">restart</text:span></text:span> – esta diretiva diz como tratar o serviço caso ele pare abruptamente. No caso, ele sempre irá reiniciar se parar. Se for uma parada explícita (você parar o serviço de propósito), ele não reinicia. </text:p>
            </text:list-item>
            <text:list-item>
              <text:p text:style-name="P11"><text:span text:style-name="Strong_20_Emphasis"><text:span text:style-name="Emphasis">environment</text:span></text:span> – nesta entrada definimos variáveis de ambiente do serviço. Normalmente, são variáveis que serão usadas internamente pelo contêiner. Dessas acima, a única obrigatória mesmo é a <text:span text:style-name="Source_20_Text">MYSQL_ROOT_PASSWORD</text:span>. Todas as outras são opcionais, mas mesmo assim eu configuro por questões de clareza. Assim, sabemos o nome do banco, o usuário e a senha a serem usadas pela infra, respectivamente definidas em <text:span text:style-name="Source_20_Text">MYSQL_DATABASE</text:span>, <text:span text:style-name="Source_20_Text">MYSQL_USER</text:span> e <text:span text:style-name="Source_20_Text">MYSQL_PASSWORD</text:span>. </text:p>
            </text:list-item>
            <text:list-item>
              <text:p text:style-name="P11"><text:span text:style-name="Strong_20_Emphasis"><text:span text:style-name="Emphasis">volumes</text:span></text:span> – volumes sempre é importante em serviços baseados em contêiner, caso queira persistir dados entre iniciações dos contêineres. Caso contrário, os dados se perdem quando o contêiner é parado ou destruído. No caso, esta única entrada em <text:span text:style-name="Source_20_Text">volumes</text:span> é para definir a persistência dos dados do banco na máquina hospedeira (host). Na documentação da imagem, indica o endereço <text:span text:style-name="Source_20_Text">/var/lib/mysql</text:span> como o local no contêiner ondes os dados serão guardados. Então, mapeando o volume <text:span text:style-name="Source_20_Text">data</text:span> para este caminho, os dados serão persistidos no host e tudo a cargo do próprio Docker. <text:span text:style-name="Strong_20_Emphasis">OBS: LEMBRE SEMPRE</text:span> que quando mapeamos volumes, os <text:span text:style-name="T1">dados que existem no contêiner serão apagados e sobrescritos pelos dados encontrados no host</text:span>. </text:p>
            </text:list-item>
          </text:list>
        </text:list-item>
        <text:list-item>
          <text:p text:style-name="P11">webserver – serviço de servidor web, neste caso, Apache. Estou usando uma imagem não oficial, pois esta imagem oferece variáveis de ambiente interessantes que facilitam a configuração do Apache. </text:p>
          <text:list>
            <text:list-item>
              <text:p text:style-name="P11"><text:span text:style-name="Strong_20_Emphasis"><text:span text:style-name="Emphasis">image</text:span></text:span> – a imagem é do grupo WebDevOps. Bem legal, bem estruturada e com várias opções. Uso a versão do <text:span text:style-name="Strong_20_Emphasis">alpine</text:span> por ser bem menor (24MB) em comparação com outras baseadas em Debian (~90MB) ou Ubuntu (~110MB). </text:p>
            </text:list-item>
            <text:list-item>
              <text:p text:style-name="P11"><text:span text:style-name="Strong_20_Emphasis"><text:span text:style-name="Emphasis">depends_on</text:span></text:span> – indica uma dependência deste serviço. Ou seja, o serviço <text:span text:style-name="Source_20_Text">webserver</text:span> depende do serviço <text:span text:style-name="Source_20_Text">php</text:span>. Cria uma ordem para iniciar os serviços. Então, este serviço só inicia depois que o serviço do qual ele depende já tiver iniciado. </text:p>
            </text:list-item>
            <text:list-item>
              <text:p text:style-name="P11"><text:span text:style-name="Strong_20_Emphasis"><text:span text:style-name="Emphasis">ports</text:span></text:span> – define as portas mapeadas entre host e contêiner. A marcação é sempre na ordem <text:span text:style-name="Source_20_Text">HOST:CONTEINER</text:span>. No caso, a porta 80 (http) do host, aponta para aporta 80 do contêiner. O mesmo vale para a porta 443 (https). Então, podemos acessar este serviço pelo endereço <text:span text:style-name="Source_20_Text">http://localhost/</text:span> ou <text:span text:style-name="Source_20_Text">https://localhost/</text:span>. Se não fizéssemos isso, teríamos que saber qual o IP do contêiner para poder acessá-lo. </text:p>
            </text:list-item>
            <text:list-item>
              <text:p text:style-name="P11"><text:span text:style-name="Strong_20_Emphasis"><text:span text:style-name="Emphasis">volumes</text:span></text:span> – parte bem importante, pois cria um volume, mapeando a pasta local (onde o arquivo docker-compose.yml se encontra) para a pasta <text:span text:style-name="Source_20_Text">/var/www/html</text:span> do contêiner, que é a pasta configurada como <text:span text:style-name="Strong_20_Emphasis">Document Root</text:span> do Apache (veja a seção abaixo). Com isso, todos os arquivos dentro da pasta (pasta do projeto), podem ser servidos pelo Apache. </text:p>
            </text:list-item>
            <text:list-item>
              <text:p text:style-name="P11"><text:span text:style-name="Strong_20_Emphasis"><text:span text:style-name="Emphasis">environment</text:span></text:span> – aqui temos 3 variáveis que nos ajudam a configurar o Apache. Podemos configurar como acessar o PHP via FPM (<text:span text:style-name="Source_20_Text">WEB_PHP_SOCKET</text:span>), o <text:span text:style-name="Emphasis">timeout</text:span> do PHP (<text:span text:style-name="Source_20_Text">WEB_PHP_TIMEOUT</text:span>) e o Document Root do Apache (<text:span text:style-name="Source_20_Text">WEB_DOCUMENT_ROOT</text:span>). Existem <text:a xlink:type="simple" xlink:href="http://dockerfile.readthedocs.io/en/latest/content/DockerImages/dockerfiles/apache.html" text:style-name="Internet_20_link" text:visited-style-name="Visited_20_Internet_20_Link">outras variáveis</text:a> para poderem usar, se quiserem. </text:p>
            </text:list-item>
          </text:list>
        </text:list-item>
        <text:list-item>
          <text:p text:style-name="P10"><text:soft-page-break/>php – serviço que define o PHP usado no ambiente. Neste caso, crio uma imagem nova, que não existe. E o Docker Compose sabe como tratar isso de forma bem simples. Fiz assim já para embutir extensões que normalmente uso, o Composer <text:span text:style-name="Emphasis">(</text:span><text:a xlink:type="simple" xlink:href="https://blog.impulso.network/sites-para-aprender-a-programar-bonus-especial/" text:style-name="Internet_20_link" text:visited-style-name="Visited_20_Internet_20_Link"><text:span text:style-name="Emphasis">programador</text:span></text:a><text:span text:style-name="Emphasis"> PHP não tem como não saber o que é, né?)</text:span> e o Git <text:span text:style-name="Emphasis">(o Composer depende dele e podemos usar pro projeto também)</text:span>. </text:p>
          <text:list>
            <text:list-item>
              <text:p text:style-name="P11"><text:span text:style-name="Strong_20_Emphasis"><text:span text:style-name="Emphasis">image</text:span></text:span> – pode colocar o nome que quiser aqui. Eu coloquei seguindo a regra do Docker: NAMESPACE/CONTEINER:TAG (mlalbuquerque/php:7.1). </text:p>
            </text:list-item>
            <text:list-item>
              <text:p text:style-name="P10"><text:span text:style-name="Strong_20_Emphasis"><text:span text:style-name="Emphasis">build</text:span></text:span> – aqui estão as diretivas de como construir a imagem (<text:a xlink:type="simple" xlink:href="https://docs.docker.com/compose/reference/build/" text:style-name="Internet_20_link" text:visited-style-name="Visited_20_Internet_20_Link">docker build</text:a>). Como a imagem não existe nem localmente nem no <text:a xlink:type="simple" xlink:href="https://hub.docker.com/" text:style-name="Internet_20_link" text:visited-style-name="Visited_20_Internet_20_Link">Docker Hub</text:a>, ele usa essas informações para contruir a imagem: </text:p>
              <text:list>
                <text:list-item>
                  <text:p text:style-name="P11"><text:span text:style-name="Strong_20_Emphasis"><text:span text:style-name="Emphasis">context</text:span></text:span> – pasta onde irá procurar pelos arquivos necessários para a build da imagem </text:p>
                </text:list-item>
                <text:list-item>
                  <text:p text:style-name="P11"><text:span text:style-name="Strong_20_Emphasis"><text:span text:style-name="Emphasis">dockerfile</text:span></text:span> – caso o arquivo Dockerfile não tenha este nome, deve ter esta diretiva para dizer qual o nome do arquivo. No caso, o arquivo é php7.1.dockerfile e ele se encontra dentro da pasta <text:span text:style-name="Source_20_Text">./dockerfiles</text:span>. </text:p>
                </text:list-item>
                <text:list-item>
                  <text:p text:style-name="P3"><text:span text:style-name="Strong_20_Emphasis"><text:span text:style-name="Emphasis">args</text:span></text:span> – argumentos que são passados no momento da build <text:span text:style-name="Emphasis">(diretivas </text:span><text:span text:style-name="Emphasis"><text:span text:style-name="Source_20_Text">ARG</text:span></text:span><text:span text:style-name="Emphasis"> dentro do Dockerfile)</text:span>. No caso, foram criadas 3 argumentos (<text:span text:style-name="Source_20_Text">UID</text:span>, <text:span text:style-name="Source_20_Text">GID</text:span> e <text:span text:style-name="Source_20_Text">USER</text:span>), que usam variáveis de ambiente do host (<text:span text:style-name="Source_20_Text">$UID</text:span>, <text:span text:style-name="Source_20_Text">$GID</text:span> e <text:span text:style-name="Source_20_Text">$USER</text:span>) como valores. Um porém: o Docker não tem acesso às variáveis $UID e $GID, portanto, podemos usar um arquivo <text:span text:style-name="Source_20_Text">.env</text:span> <text:span text:style-name="Emphasis">(um arquivo estilo INI)</text:span> para definir valores de variáveis de ambiente que não existem. Uma <text:a xlink:type="simple" xlink:href="https://docs.docker.com/compose/environment-variables/#the-env-file" text:style-name="Internet_20_link" text:visited-style-name="Visited_20_Internet_20_Link">recurso</text:a> bem legal do Docker Compose. </text:p>
                </text:list-item>
              </text:list>
            </text:list-item>
          </text:list>
        </text:list-item>
      </text:list>
      <text:h text:style-name="Heading_20_4" text:outline-level="4"><text:bookmark text:name="php71dockerfile"/><text:span text:style-name="Strong_20_Emphasis">php7.1.dockerfile</text:span></text:h>
      <text:p text:style-name="Preformatted_20_Text"><text:span text:style-name="Source_20_Text">ARG PHP_VERSION=7.1.11-fpm-alpine</text:span></text:p>
      <text:p text:style-name="Preformatted_20_Text"><text:span text:style-name="Source_20_Text">ARG XDEBUG_VERSION=2.5.5</text:span></text:p>
      <text:p text:style-name="Preformatted_20_Text"><text:span text:style-name="Source_20_Text">FROM php:${PHP_VERSION}</text:span></text:p>
      <text:p text:style-name="Preformatted_20_Text"><text:span text:style-name="Source_20_Text">ARG UID=root</text:span></text:p>
      <text:p text:style-name="Preformatted_20_Text"><text:span text:style-name="Source_20_Text">ARG GID=root</text:span></text:p>
      <text:p text:style-name="Preformatted_20_Text"><text:span text:style-name="Source_20_Text">ARG USER</text:span></text:p>
      <text:p text:style-name="Preformatted_20_Text"/>
      <text:p text:style-name="Preformatted_20_Text"><text:span text:style-name="Source_20_Text"># Instalando extensões necessárias do PHP</text:span></text:p>
      <text:p text:style-name="Preformatted_20_Text"><text:span text:style-name="Source_20_Text">RUN apk add --update --no-cache \</text:span></text:p>
      <text:p text:style-name="Preformatted_20_Text"><text:span text:style-name="Source_20_Text"><text:s text:c="8"/>alpine-sdk autoconf curl curl-dev freetds-dev \</text:span></text:p>
      <text:p text:style-name="Preformatted_20_Text"><text:span text:style-name="Source_20_Text"><text:s text:c="8"/>libxml2-dev jpeg-dev openldap-dev libmcrypt-dev \</text:span></text:p>
      <text:p text:style-name="Preformatted_20_Text"><text:span text:style-name="Source_20_Text"><text:s text:c="8"/>libpng-dev libxslt-dev postgresql-dev \</text:span></text:p>
      <text:p text:style-name="Preformatted_20_Text"><text:span text:style-name="Source_20_Text"><text:s text:c="4"/>&amp;&amp; rm /var/cache/apk/*</text:span></text:p>
      <text:p text:style-name="Preformatted_20_Text"><text:span text:style-name="Source_20_Text">RUN docker-php-ext-configure ldap --with-ldap=/usr</text:span></text:p>
      <text:p text:style-name="Preformatted_20_Text"><text:span text:style-name="Source_20_Text">RUN docker-php-ext-configure xml --with-libxml-dir=/usr</text:span></text:p>
      <text:p text:style-name="Preformatted_20_Text"><text:span text:style-name="Source_20_Text">RUN docker-php-ext-configure gd --with-jpeg-dir=/usr/include --with-png-dir=/usr/include</text:span></text:p>
      <text:p text:style-name="Preformatted_20_Text"><text:span text:style-name="Source_20_Text">RUN docker-php-ext-install \</text:span></text:p>
      <text:p text:style-name="Preformatted_20_Text"><text:span text:style-name="Source_20_Text"><text:s text:c="4"/>bcmath calendar curl dom fileinfo gd hash json ldap mbstring mcrypt \</text:span></text:p>
      <text:p text:style-name="Preformatted_20_Text"><text:span text:style-name="Source_20_Text"><text:s text:c="4"/>mysqli pgsql pdo pdo_dblib pdo_mysql pdo_pgsql sockets xml xsl zip</text:span></text:p>
      <text:p text:style-name="Preformatted_20_Text"/>
      <text:p text:style-name="Preformatted_20_Text"><text:span text:style-name="Source_20_Text"># Instalando o XDebug</text:span></text:p>
      <text:p text:style-name="Preformatted_20_Text"><text:span text:style-name="Source_20_Text">RUN pecl install xdebug-${XDEBUG_VERSION}</text:span></text:p>
      <text:p text:style-name="Preformatted_20_Text"><text:span text:style-name="Source_20_Text">RUN docker-php-ext-enable xdebug</text:span></text:p>
      <text:p text:style-name="Preformatted_20_Text"/>
      <text:p text:style-name="Preformatted_20_Text"><text:span text:style-name="Source_20_Text"># Configurando o XDebug</text:span></text:p>
      <text:p text:style-name="Preformatted_20_Text"><text:span text:style-name="Source_20_Text">RUN echo "xdebug.remote_enable = 1" &gt;&gt; /usr/local/etc/php/conf.d/docker-php-ext-xdebug.ini</text:span></text:p>
      <text:p text:style-name="Preformatted_20_Text"><text:span text:style-name="Source_20_Text">RUN echo "xdebug.remote_autostart = 1" &gt;&gt; /usr/local/etc/php/conf.d/docker-php-ext-xdebug.ini</text:span></text:p>
      <text:p text:style-name="Preformatted_20_Text"><text:soft-page-break/><text:span text:style-name="Source_20_Text">RUN echo "xdebug.connect_back = 1" &gt;&gt; /usr/local/etc/php/conf.d/docker-php-ext-xdebug.ini</text:span></text:p>
      <text:p text:style-name="Preformatted_20_Text"/>
      <text:p text:style-name="Preformatted_20_Text"><text:span text:style-name="Source_20_Text"># Instalando o Git (Composer usa para baixar alguns pacotes)</text:span></text:p>
      <text:p text:style-name="Preformatted_20_Text"><text:span text:style-name="Source_20_Text">RUN apk add --update --no-cache git &amp;&amp; rm /var/cache/apk/*</text:span></text:p>
      <text:p text:style-name="Preformatted_20_Text"/>
      <text:p text:style-name="Preformatted_20_Text"><text:span text:style-name="Source_20_Text"># Instalando o Composer</text:span></text:p>
      <text:p text:style-name="Preformatted_20_Text"><text:span text:style-name="Source_20_Text">RUN php -r "copy('http://getcomposer.org/installer', 'composer-setup.php');"</text:span></text:p>
      <text:p text:style-name="Preformatted_20_Text"><text:span text:style-name="Source_20_Text">RUN php composer-setup.php</text:span></text:p>
      <text:p text:style-name="Preformatted_20_Text"><text:span text:style-name="Source_20_Text">RUN php -r "unlink('composer-setup.php');"</text:span></text:p>
      <text:p text:style-name="Preformatted_20_Text"><text:span text:style-name="Source_20_Text">RUN mv composer.phar /usr/local/bin/composer</text:span></text:p>
      <text:p text:style-name="Preformatted_20_Text"/>
      <text:p text:style-name="Preformatted_20_Text"><text:span text:style-name="Source_20_Text"># Setando o user:group do conteiner para o user:group da máquina host (ver arquivo .env e docker-compose.yml)</text:span></text:p>
      <text:p text:style-name="Preformatted_20_Text"><text:span text:style-name="Source_20_Text"># Assim, o Composer passa a usar o mesmo user:group do usuário do host</text:span></text:p>
      <text:p text:style-name="Preformatted_20_Text"><text:span text:style-name="Source_20_Text"># Configura também as pastas para o novo usuário</text:span></text:p>
      <text:p text:style-name="Preformatted_20_Text"><text:span text:style-name="Source_20_Text">RUN chown -R ${UID}:${GID} /var/www/html</text:span></text:p>
      <text:p text:style-name="Preformatted_20_Text"><text:span text:style-name="Source_20_Text">RUN chown -R ${UID}:${GID} /root/.composer</text:span></text:p>
      <text:p text:style-name="Preformatted_20_Text"><text:span text:style-name="Source_20_Text">RUN mkdir -p /.composer &amp;&amp; chown -R ${UID}:${GID} /.composer</text:span></text:p>
      <text:p text:style-name="Preformatted_20_Text"><text:span text:style-name="Source_20_Text">RUN mkdir -p /.config &amp;&amp; chown -R ${UID}:${GID} /.config</text:span></text:p>
      <text:p text:style-name="Preformatted_20_Text"><text:span text:style-name="Source_20_Text">VOLUME /var/www/html</text:span></text:p>
      <text:p text:style-name="Preformatted_20_Text"><text:span text:style-name="Source_20_Text">VOLUME /root/.composer</text:span></text:p>
      <text:p text:style-name="Preformatted_20_Text"><text:span text:style-name="Source_20_Text">VOLUME /.composer</text:span></text:p>
      <text:p text:style-name="Preformatted_20_Text"><text:span text:style-name="Source_20_Text">VOLUME /.config</text:span></text:p>
      <text:p text:style-name="P1"><text:span text:style-name="Source_20_Text">USER ${UID}</text:span></text:p>
      <text:h text:style-name="Heading_20_4" text:outline-level="4"><text:bookmark text:name="env"/><text:span text:style-name="Strong_20_Emphasis">.env</text:span></text:h>
      <text:p text:style-name="Preformatted_20_Text"><text:span text:style-name="Source_20_Text"># Para uso no Docker</text:span></text:p>
      <text:p text:style-name="Preformatted_20_Text"><text:span text:style-name="Source_20_Text"># USER =&gt; seu usuário do host</text:span></text:p>
      <text:p text:style-name="Preformatted_20_Text"><text:span text:style-name="Source_20_Text"># UID =&gt; ID do seu usuário (para descobrir =&gt; $ id -u)</text:span></text:p>
      <text:p text:style-name="Preformatted_20_Text"><text:span text:style-name="Source_20_Text"># GID =&gt; ID do seu grupo (para descobrir =&gt; $ id -g)</text:span></text:p>
      <text:p text:style-name="Preformatted_20_Text"><text:span text:style-name="Source_20_Text">UID=1000</text:span></text:p>
      <text:p text:style-name="P1"><text:span text:style-name="Source_20_Text">GID=888</text:span></text:p>
      <text:p text:style-name="P2">Perceba que o arquivo <text:span text:style-name="Source_20_Text">.env</text:span> serve para <text:span text:style-name="Strong_20_Emphasis">configurar variáveis de ambiente que não existem</text:span> ou que o Docker não pode usar. A variável $USER o Docker tem acesso, então <text:span text:style-name="Strong_20_Emphasis">não precisa setar</text:span>. As outras precisam e serão <text:span text:style-name="Strong_20_Emphasis">substituídas</text:span> no <text:span text:style-name="Source_20_Text">docker-compose.yml</text:span>. Para ver o efeito, rode o comando abaixo e veja as substituições:</text:p>
      <text:p text:style-name="P1"><text:span text:style-name="Source_20_Text">$ docker-compose config</text:span></text:p>
      <text:p text:style-name="P2">Como estará na seção <text:span text:style-name="Source_20_Text">args</text:span> da seção <text:span text:style-name="Source_20_Text">build</text:span> do serviço <text:span text:style-name="Source_20_Text">php</text:span>, serão usados como valores dos argumentos do Dockerfile <text:span text:style-name="Source_20_Text">php7.1.dockerfile</text:span> <text:span text:style-name="Emphasis">(diretivas ARG nas linhas 4 a 6)</text:span>. Assim, construirá a imagem usando esses argumentos que estão em <text:span text:style-name="Source_20_Text">.env</text:span>.</text:p>
      <text:p text:style-name="P2">Neste momento, temos um ambiente com Apache 2.4, PHP 7.1 e MySQL 5.7, já com Composer e Git para ajudar no desenvolvimento do projeto. Agora, tudo no seu lugar, basta rodar o comando abaixo para subir o ambiente:</text:p>
      <text:p text:style-name="P1"><text:span text:style-name="Source_20_Text">$ docker-compose up</text:span></text:p>
      <text:p text:style-name="Text_20_body">Caso queira subir apenas um dos serviços <text:span text:style-name="Emphasis">(caso o serviço dependa de alguém, levanta os dependentes também)</text:span>:</text:p>
      <text:p text:style-name="Preformatted_20_Text"><text:span text:style-name="Source_20_Text">$ docker-compose up database</text:span></text:p>
      <text:p text:style-name="Preformatted_20_Text"><text:span text:style-name="Source_20_Text">$ docker-compose up webserver</text:span></text:p>
      <text:p text:style-name="P1"><text:span text:style-name="Source_20_Text">$ docker-compose up php</text:span></text:p>
      <text:p text:style-name="Text_20_body"><text:soft-page-break/>Nos dois casos, ele deixa o log dos serviços no terminal. Se quiser deixar o terminal livre, basta colocar a diretiva <text:span text:style-name="Source_20_Text">-d</text:span> depois de <text:span text:style-name="Source_20_Text">up</text:span>:</text:p>
      <text:p text:style-name="P1"><text:span text:style-name="Source_20_Text">$ docker-compose up -d</text:span></text:p>
      <text:p text:style-name="Text_20_body">Pronto!! ✅ Ambiente pronto pra usar.</text:p>
      <text:p text:style-name="Standard"><text:a xlink:type="simple" xlink:href="https://blog.impulso.network/docker-e-docker-compose-com-php/" text:style-name="Internet_20_link" text:visited-style-name="Visited_20_Internet_20_Link">https://blog.impulso.network/docker-e-docker-compose-com-php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3:55:31.264302160</meta:creation-date>
    <dc:date>2022-03-16T14:33:32.023649251</dc:date>
    <meta:editing-duration>PT27M5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6" meta:paragraph-count="152" meta:word-count="1634" meta:character-count="11289" meta:non-whitespace-character-count="9361"/>
  </office:meta>
</office:document-meta>
</file>